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494cm" svg:height="1.052cm" draw:transform="skewX (0.000698131700797757) rotate (-1.29451070620419) translate (4.1442134561868cm 2.26838113568909cm)" svg:viewBox="0 0 5495 1053" svg:d="M367 781c306-37 1769 1 2793 54s1895 221 2272 217c129 3 73-720-272-771-478-5-1646-148-2379-160-734-11-2343-130-2651-121s-2 788 237 781z">
          <text:p/>
        </draw:path>
        <draw:path draw:style-name="gr1" draw:text-style-name="P1" draw:layer="layout" svg:width="5.644cm" svg:height="0.989cm" draw:transform="skewX (0.00052359877559834) rotate (-1.96017928291483) translate (7.3137352389666cm 2.53766862563731cm)" svg:viewBox="0 0 5645 990" svg:d="M46 987c339 27 2151-144 2870-134 720 10 2211-156 2640-194 146-12 126-676-158-659-283 19-1511 280-2347 289-838 8-2505 96-2910 51-123-17-192 637-95 647z">
          <text:p/>
        </draw:path>
        <draw:path draw:style-name="gr1" draw:text-style-name="P1" draw:layer="layout" svg:width="6.231cm" svg:height="0.835cm" draw:transform="skewX (0.000174532925199451) rotate (-1.38247530050471) translate (7.05956683273279cm 2.0224686593117cm)" svg:viewBox="0 0 6232 836" svg:d="M363 769c234-6 1533-24 2657-33 1124-10 2772 103 3148 100 128 2 81-737-278-754s-2230-13-3148-31c-917-19-2055-79-2621-35-289 23 1 758 242 753z">
          <text:p/>
        </draw:path>
        <draw:path draw:style-name="gr1" draw:text-style-name="P1" draw:layer="layout" svg:width="0.902cm" svg:height="0.661cm" draw:transform="rotate (-2.15687788961459) translate (8.210791145399cm 7.8599614417957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6.481cm" svg:height="0.984cm" draw:transform="skewX (-0.00052359877559832) rotate (-1.86872403011033) translate (4.44263329784219cm 2.66307487018819cm)" svg:viewBox="0 0 6482 985" svg:d="M68 975c336 31 2318-20 2978-25 662-6 2957-260 3354-282 130-2 123-695-159-667-283 28-2243 367-3081 372-838 10-2613-6-3063-56-121-19-127 650-29 658z">
          <text:p/>
        </draw:path>
        <draw:path draw:style-name="gr1" draw:text-style-name="P1" draw:layer="layout" svg:width="0.903cm" svg:height="0.661cm" draw:transform="rotate (-2.15757602131539) translate (2.7509911071037cm 8.514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skewX (0.00244346095279203) rotate (-2.1556561591382) translate (4.2993069992837cm 2.41735618810029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1cm" draw:transform="skewX (0.00122173047639593) rotate (-2.15687788961459) translate (5.4206401432275cm 7.3576888905430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skewX (0.001221730476396) rotate (-2.1556561591382) translate (7.1927906519277cm 2.1796291664946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21:43:28.523000000</dc:date>
    <meta:editing-duration>PT2M58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